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Moses in a Neural MT World</text:p>
            <text:p>Hieu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42:13.006060622</meta:creation-date>
    <dc:date>2017-05-03T13:56:55.226748362</dc:date>
    <meta:editing-duration>PT14M40S</meta:editing-duration>
    <meta:editing-cycles>4</meta:editing-cycles>
    <meta:generator>LibreOffice/5.1.6.2$Linux_X86_64 LibreOffice_project/10m0$Build-2</meta:generator>
    <meta:document-statistic meta:object-count="29"/>
  </office:meta>
</office:document-meta>
</file>